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35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P1" style:family="paragraph">
      <style:text-properties style:font-name="Liberation Mono"/>
    </style:style>
    <style:style style:name="P2" style:family="paragraph">
      <loext:graphic-properties draw:fill="none" draw:fill-color="#ffffff"/>
      <style:text-properties style:font-name="Liberation Mono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Mono" fo:font-size="22pt" style:font-size-asian="22pt" style:font-size-complex="22pt"/>
    </style:style>
    <style:style style:name="T2" style:family="text">
      <style:text-properties fo:color="#c9211e" style:font-name="Liberation Mono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168253" style:font-name="Liberation Mono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9211e" style:font-name="Liberation Mono" fo:font-size="22pt" style:font-size-asian="22pt" style:font-size-complex="22pt"/>
    </style:style>
    <style:style style:name="T5" style:family="text">
      <style:text-properties fo:color="#168253" style:font-name="Liberation Mono" fo:font-size="22pt" style:font-size-asian="22pt" style:font-size-complex="22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cm" svg:height="4.631cm" svg:x="1.6cm" svg:y="0.469cm">
          <draw:text-box>
            <text:p text:style-name="P1"><text:span text:style-name="T1"><text:s text:c="4"/></text:span><text:span text:style-name="T2">a</text:span><text:span text:style-name="T1"> b </text:span><text:span text:style-name="T3">c</text:span></text:p>
            <text:p text:style-name="P1"><text:span text:style-name="T1"><text:s text:c="2"/></text:span><text:span text:style-name="T1">0 0 0 0</text:span></text:p>
            <text:p text:style-name="P1"><text:span text:style-name="T2">a</text:span><text:span text:style-name="T1"> 0 </text:span><text:span text:style-name="T4">1</text:span><text:span text:style-name="T1"> 1 1</text:span></text:p>
            <text:p text:style-name="P1"><text:span text:style-name="T3">c</text:span><text:span text:style-name="T1"> 0 1 1 </text:span><text:span text:style-name="T5">2</text:span></text:p>
            <text:p text:style-name="P1"><text:span text:style-name="T1">d 0 1 1 2</text:span></text:p>
          </draw:text-box>
        </draw:frame>
        <draw:line draw:style-name="gr2" draw:text-style-name="P3" draw:layer="layout" svg:x1="2cm" svg:y1="1.369cm" svg:x2="6.1cm" svg:y2="1.369cm">
          <text:p/>
        </draw:line>
        <draw:line draw:style-name="gr2" draw:text-style-name="P3" draw:layer="layout" svg:x1="2.4cm" svg:y1="0.869cm" svg:x2="2.4cm" svg:y2="4.769cm">
          <text:p/>
        </draw:line>
        <draw:frame draw:style-name="gr3" draw:text-style-name="P4" draw:layer="layout" svg:width="6.3cm" svg:height="0.962cm" svg:x="1.1cm" svg:y="5.138cm">
          <draw:text-box>
            <text:p>Subcadena: <text:span text:style-name="T6">a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00:41:08.381604120</meta:creation-date>
    <dc:date>2022-06-03T00:47:37.872049063</dc:date>
    <meta:editing-duration>PT6M31S</meta:editing-duration>
    <meta:editing-cycles>1</meta:editing-cycles>
    <meta:document-statistic meta:object-count="4"/>
    <meta:generator>LibreOffice/6.4.7.2$Linux_X86_64 LibreOffice_project/40$Build-2</meta:generator>
  </office:meta>
</office:document-meta>
</file>